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9000003517F84B422061E26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0.148cm" draw:z-index="0"><draw:image xlink:href="Pictures/1000000100000779000003517F84B422061E264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2:01:34.403779689</meta:creation-date>
    <dc:date>2023-10-23T22:02:58.121051413</dc:date>
    <meta:editing-duration>PT1M2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